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7" draw:name="Title 1" svg:x="1.66667in" svg:y="1.22743in" svg:width="10in" svg:height="2.61111in" presentation:class="title" presentation:placeholder="false">
          <draw:text-box>
            <text:p text:style-name="a386" text:class-names="" text:cond-style-name=""><text:span text:style-name="a381" text:class-names="">TEST</text:span><text:span text:style-name="a382" text:class-names=""><text:s text:c="1"/></text:span><text:span text:style-name="a383" text:class-names="">FIL</text:span><text:span text:style-name="a384" text:class-names="">E</text:span><text:span text:style-name="a385" text:class-names=""/></text:p>
          </draw:text-box>
          <svg:title/>
          <svg:desc/>
        </draw:frame>
        <draw:frame draw:id="id64" presentation:style-name="a388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Deepak Sikarwar</meta:initial-creator>
    <dc:creator>Deepak Sikarwar</dc:creator>
    <meta:creation-date>2024-09-23T13:20:08Z</meta:creation-date>
    <dc:date>2024-09-23T13:20:26Z</dc:date>
    <meta:editing-cycles>1</meta:editing-cycles>
    <meta:editing-duration>PT17S</meta:editing-duration>
    <meta:document-statistic meta:paragraph-count="1" meta:word-count="2"/>
  </office:meta>
</office:document-meta>
</file>